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6pt" style:font-size-asian="14pt" style:font-size-complex="16pt"/>
    </style:style>
    <style:style style:name="P4" style:family="paragraph" style:parent-style-name="Standard" style:list-style-name="L1">
      <style:paragraph-properties fo:text-align="start" style:justify-single-word="false"/>
      <style:text-properties fo:font-size="16pt" style:font-size-asian="14pt" style:font-size-complex="16pt"/>
    </style:style>
    <style:style style:name="P5" style:family="paragraph" style:parent-style-name="Standard" style:list-style-name="L2">
      <style:paragraph-properties fo:text-align="start" style:justify-single-word="false"/>
      <style:text-properties fo:font-size="16pt" style:font-size-asian="14pt" style:font-size-complex="16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master-page-name="First_20_Page">
      <style:paragraph-properties fo:text-align="center" style:justify-single-word="false" style:page-number="auto"/>
      <style:text-properties fo:font-size="18pt" style:font-size-asian="15.75pt" style:font-size-complex="18pt"/>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1"/>
      <text:p text:style-name="P1"/>
      <text:p text:style-name="P1"/>
      <text:p text:style-name="P1"/>
      <text:p text:style-name="P1"/>
      <text:p text:style-name="P1"/>
      <text:p text:style-name="P1"/>
      <text:p text:style-name="P1"/>
      <text:p text:style-name="P1"/>
      <text:p text:style-name="P2">Puuha-arkisto</text:p>
      <text:p text:style-name="P1"/>
      <text:p text:style-name="P1">Tietokantasovellus</text:p>
      <text:p text:style-name="P1">2014 Periodi IV</text:p>
      <text:p text:style-name="P1"/>
      <text:p text:style-name="P1">Virve Karsis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62346037" text:style-name="L1">
        <text:list-item>
          <text:p text:style-name="P4"><text:soft-page-break/>Johdanto</text:p>
        </text:list-item>
      </text:list>
      <text:p text:style-name="P6"/>
      <text:p text:style-name="P6">Puuha-arkiston tarkoitus on auttaa tylsistyneitä ihmisiä löytämään itselleen tekemistä. Kuka tahansa voi rekisteröityä järjestelmään ja lisätä sinne puuhia ja menovinkkejä. Puuhat voivat olla mitä vain ristinollapelin koodaamisesta Aku Ankan lukemiseen. Menovinkit voivat olla käymisen arvoisia paikkoja tai yksittäisiä tapahtumia. Puuha-arkistosta voi hakea itselleen tekemistä erilaisilla hakuehdoilla, esimerkiksi puuhan keston tai tekemisen kustannuksien perusteella. Itselle mieluiset puuhat voi merkitä suosikkeihin ja antaa niille sanallisia suosituksia. </text:p>
      <text:p text:style-name="P6"/>
      <text:list xml:id="list180624018" text:style-name="L2">
        <text:list-item>
          <text:p text:style-name="P5">Yleiskuva järjestelmästä</text:p>
        </text:list-item>
      </text:list>
      <text:p text:style-name="P3"/>
      <text:p text:style-name="P9">Käyttäjäryhmät</text:p>
      <text:p text:style-name="P7"/>
      <text:p text:style-name="P8"><text:span text:style-name="T1">Ylläpitäjä</text:span>: Huolehtii järjestelmän ylläpidosta. Voi estää huonosti käyttäytyviä puuhaajia lisäämästä sisältöä. </text:p>
      <text:p text:style-name="P8"/>
      <text:p text:style-name="P8"><text:span text:style-name="T1">Puuhaaja</text:span>: Rekisteröitynyt käyttäjä. Voi lisätä puuhia ja menovinkkejä järjestelmään. </text:p>
      <text:p text:style-name="P8"/>
      <text:p text:style-name="P8"><text:span text:style-name="T1">Vierailija:</text:span> Henkilö joka on vain käymässä sivulla. Ei voi lisätä sisältöä mutta voi tarkastella puuhia.</text:p>
      <text:p text:style-name="P8"/>
      <text:p text:style-name="P8"/>
      <text:p text:style-name="P9">Käyttötapauskuvaukset</text:p>
      <text:p text:style-name="P8"/>
      <text:p text:style-name="P7">Vierailijan käyttötapaukset:</text:p>
      <text:p text:style-name="P8"/>
      <text:p text:style-name="P8">Puuhien hakeminen:</text:p>
      <text:p text:style-name="P8"><text:tab/>Ensin vierailija syöttää hakuehdot. Sitten järjestelmä hakee hakuehdot täyttävät puuhat ja <text:tab/>näyttää ne ruudulla.</text:p>
      <text:p text:style-name="P8">Menovinkkien hakeminen:</text:p>
      <text:p text:style-name="P8"><text:tab/>Ensin vierailija syöttää hakuehdot. Sitten järjestelmä hakee hakuehdot täyttävät menovinkit ja <text:tab/>näyttää ne ruudulla</text:p>
      <text:p text:style-name="P8">Puuhan arpominen:</text:p>
      <text:p text:style-name="P8"><text:tab/>Järjestelmä näyttää satunnaisen puuhan ja sen kuvauksen.</text:p>
      <text:p text:style-name="P8">Puuhan tarkastelu:</text:p>
      <text:p text:style-name="P8"><text:tab/>Järjestelmä näyttää puuhan kuvauksen ja siitä annetut suositukset.</text:p>
      <text:p text:style-name="P8">Muita käyttötapauksia: rekisteröityminen</text:p>
      <text:p text:style-name="P8"/>
      <text:p text:style-name="P7">Puuhaajan käyttötapaukset:</text:p>
      <text:p text:style-name="P8"/>
      <text:p text:style-name="P8">Edelliset lukuun ottamatta rekisteröitymistä</text:p>
      <text:p text:style-name="P8">Puuhan lisääminen:</text:p>
      <text:p text:style-name="P8"><text:tab/>Puuhaaja täyttää tarvittavat kentät ja puuha tallennetaan järjestelmään.</text:p>
      <text:p text:style-name="P8">Menovinkin lisääminen:</text:p>
      <text:p text:style-name="P8"><text:tab/>Puuhaaja täyttää tarvittavat kentät ja menovinkki tallennetaan järjestelmään.</text:p>
      <text:p text:style-name="P8">Puuhan tai menovinkin suosittelu sanallisesti:</text:p>
      <text:p text:style-name="P8"><text:tab/>Puuhaaja valitsee lisää suositus toiminnon ja kirjoittaa sanallisen suosituksen valitsemalleen <text:tab/>puuhalle tai menovinkille. Järjestelmä tallentaa suosituksen.</text:p>
      <text:p text:style-name="P8">Muita käyttötapauksia: Puuhan lisääminen suosikkeihin, kirjautuminen</text:p>
      <text:p text:style-name="P8"/>
      <text:p text:style-name="P7">Ylläpitäjän käyttötapaukset:</text:p>
      <text:p text:style-name="P8"><text:soft-page-break/></text:p>
      <text:p text:style-name="P8">Edelliset lukuun ottamatta rekisteröitymistä</text:p>
      <text:p text:style-name="P8">Puuhan tai menovinkin poistaminen:</text:p>
      <text:p text:style-name="P8"><text:tab/>Ylläpitäjä poistaa puuhan tai menovinkin tietokannasta</text:p>
      <text:p text:style-name="P8">Vanhentuneiden menovinkkien haku ja poisto:</text:p>
      <text:p text:style-name="P8"><text:tab/>Järjestelmä hakee tapahtuma tyyppiset menovinkit jotka ovat jo olleet ja poistaa ne. </text:p>
      <text:p text:style-name="P8">Puuhaajan blokkaaminen:</text:p>
      <text:p text:style-name="P8"><text:tab/>Ylläpitäjä voi estää epäasiallista sisältöä tuottavan puuhaajan tuottamasta sisältöä tietokanta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sisto E</meta:initial-creator>
    <meta:creation-date>2014-03-11T14:46:46</meta:creation-date>
    <dc:date>2014-03-11T15:41:40</dc:date>
    <dc:creator>Karsisto E</dc:creator>
    <meta:editing-duration>PT49M22S</meta:editing-duration>
    <meta:editing-cycles>6</meta:editing-cycles>
    <meta:generator>LibreOffice/3.5$Linux_X86_64 LibreOffice_project/350m1$Build-2</meta:generator>
    <meta:document-statistic meta:table-count="0" meta:image-count="0" meta:object-count="0" meta:page-count="3" meta:paragraph-count="39" meta:word-count="267" meta:character-count="2434" meta:non-whitespace-character-count="2424"/>
  </office:meta>
</office:document-meta>
</file>